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variant="small-caps"/>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variant="small-caps"/>
    </style:style>
  </office:automatic-styles>
  <office:body>
    <office:text>
      <text:p text:style-name="Text_20_body"><text:span text:style-name="T1">I</text:span><text:span text:style-name="T2">d</text:span>: <text:span text:style-name="T3">P</text:span><text:span text:style-name="T4">R</text:span><text:span text:style-name="T5">E</text:span><text:span text:style-name="T6">T</text:span><text:span text:style-name="T7">A</text:span><text:span text:style-name="T8">S</text:span>. <text:span text:style-name="T9">t</text:span><text:span text:style-name="T10">e</text:span><text:span text:style-name="T11">x</text:span>129072013 − 12 − 1513: 15: 17<text:span text:style-name="T12">Z</text:span><text:span text:style-name="T13">b</text:span><text:span text:style-name="T14">r</text:span><text:span text:style-name="T15">u</text:span><text:span text:style-name="T16">n</text:span><text:span text:style-name="T17">o</text:span></text:p>
      <text:p text:style-name="Text_20_body">(1835–1910), pseudônimo de Samuel Langhorne Clemens (1835–1910), foi um dos mais importantes e prolíficos escritores americanos. Atuou como tipógrafo, repórter, colunista, palestrante, minerador e piloto de barco a vapor — no rio Mississippi —, ocupação que o levou a conhecer a realidade do sul e do meio-oeste americanos, inspiração e pano de fundo para grande parte de seus personagens e romances, entre eles os famosos <text:span text:style-name="T18">The</text:span><text:span text:style-name="T19"> </text:span><text:span text:style-name="T20">Adventures</text:span><text:span text:style-name="T21"> </text:span><text:span text:style-name="T22">of</text:span><text:span text:style-name="T23"> </text:span><text:span text:style-name="T24">Tom</text:span><text:span text:style-name="T25"> </text:span><text:span text:style-name="T26">Sawyer</text:span> (1876) e <text:span text:style-name="T27">Adventures</text:span><text:span text:style-name="T28"> </text:span><text:span text:style-name="T29">of</text:span><text:span text:style-name="T30"> </text:span><text:span text:style-name="T31">Huckleberry</text:span><text:span text:style-name="T32"> </text:span><text:span text:style-name="T33">Finn</text:span> (1885). Enveredou também pela crônica, e escreveu contos, ensaios e aforismos. Dono de uma linguagem irônica e cheia de humor, criticou a sociedade escravocrata da época, cujos valores, fanatismo e hipocrisia foram alguns dos alvos prediletos de sua sátira.</text:p>
      <text:p text:style-name="Text_20_body">reúne os principais textos da sátira de Twain a alguns livros e personagens bíblicos. Os diários de Adão e Eva foram escritos separadamente e publicados em conjunto, em formato de livro, em junho de 1906, pela Harper and Brothers Publishing House. Era, porém, desejo do autor publicar essas obras em sequência com outros contos de temática afim, como o “Solilóquio de Adão’’, a “Autobiografia de Eva” e “Passagens do diário de Satã”, aqui coligidos, entre outros. Isto ocorreu apenas recentemente, em 1995, quando Baetzhold e McCullogh reuniram e publicaram, na obra intitulada <text:span text:style-name="T34">The</text:span><text:span text:style-name="T35"> </text:span><text:span text:style-name="T36">Bible</text:span><text:span text:style-name="T37"> </text:span><text:span text:style-name="T38">According</text:span><text:span text:style-name="T39"> </text:span><text:span text:style-name="T40">to</text:span><text:span text:style-name="T41"> </text:span><text:span text:style-name="T42">Mark</text:span><text:span text:style-name="T43"> </text:span><text:span text:style-name="T44">Twain</text:span>, os mais relevantes textos de temática bíblica encontrados em uma “caixa póstuma”, espécie de caixa-preta literária em que Twain guardava tudo o que escrevera e fora censurado pelas editoras. Inédito em edição brasileira, esse conjunto de textos ilustra a fase pessimista — embora satírica — de Twain e torna acessível ao público uma das criações literárias mais engraçadas do grande autor americano, ainda pouco conhecido entre nós.</text:p>
      <text:p text:style-name="Text_20_body">é professor doutor no departamento de línguas e literaturas estrangeiras e na pós-graduação em estudos da tradução da Universidade Federal de Santa Catarina. Bolsista em produtividade pelo CNPq. Possui graduação em letras e filosofia (Universidade de Milão), mestrado (2003) e doutorado (2006) em linguística aplicada pela Universidade Federal da Bahia. Presidente da <text:span text:style-name="T45">apcg</text:span> (Associação Brasileira dos Pesquisadores em Crítica Genética). Editor das revistas <text:span text:style-name="T46">Manuscrítica</text:span> e <text:span text:style-name="T47">In-traduções</text:span>. Coordena os grupos de pesquisa Estudos Linguísticos e aquisição/aprendizagem do italiano como língua estrangeira e Política Editorial e tradução no Brasil contemporâneo.</text:p>
      <text:p text:style-name="Text_20_body">possui graduação em licenciatura português-inglês pela Universidade Federal do Rio Grande do Sul (1986), mestrado em literatura de expressão africana, Department of Black Studies, Ohio State University (1989), mestrado em aquisição de língua estrangeira, Department of Education Studies, Ohio State University (1991), mestrado em estudos da tradução na Universidade Federal de Santa Catarina (2011) e doutorado em literatura comparada, Department of Spanish and Portuguese, Ohio State University (1998). Atualmente é professora da rede <text:span text:style-name="T48">senai</text:span> de ensino da Grande Florianópol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